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e19" officeooo:paragraph-rsid="001e8e19"/>
    </style:style>
    <style:style style:name="P2" style:family="paragraph" style:parent-style-name="Standard">
      <style:text-properties officeooo:rsid="001fc77b" officeooo:paragraph-rsid="001fc77b"/>
    </style:style>
    <style:style style:name="T1" style:family="text">
      <style:text-properties officeooo:rsid="001e8e19"/>
    </style:style>
    <style:style style:name="T2" style:family="text">
      <style:text-properties officeooo:rsid="001fc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Ip change rpi wlan0:</text:p>
      <text:p text:style-name="Standard">sudo ifconfig wlan0 192.168.<text:span text:style-name="T1">2</text:span>.<text:span text:style-name="T1">95</text:span> netmask 255.255.255.0 up</text:p>
      <text:p text:style-name="Standard"/>
      <text:p text:style-name="Standard"/>
      <text:p text:style-name="Standard">video:</text:p>
      <text:p text:style-name="Standard">python3 stream.py --device_id video.mp4 --fps 60 --image_width 640 --image_height 480 --port 8553 --stream_uri <text:s/>/video_stream</text:p>
      <text:p text:style-name="Standard"/>
      <text:p text:style-name="Standard">camera:</text:p>
      <text:p text:style-name="P1">python3 camera_stream.py –device_id 0 –fps 60 –image_width 640 –image_height 480 –port 8553 –strea<text:span text:style-name="T2">m</text:span>_uri /video_stream</text:p>
      <text:p text:style-name="P1"/>
      <text:p text:style-name="P1">server:</text:p>
      <text:p text:style-name="P2">python3 open_rtsp.py</text:p>
      <text:p text:style-name="P2"/>
      <text:p text:style-name="P2">checking :</text:p>
      <text:p text:style-name="P2">ffmeg -i rtsp://192.168.2.95:8553/video_stream -t 20 -f null -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5:09:05.264590843</meta:creation-date>
    <dc:date>2024-12-21T15:13:19.518959138</dc:date>
    <meta:editing-duration>PT4M14S</meta:editing-duration>
    <meta:editing-cycles>3</meta:editing-cycles>
    <meta:generator>LibreOffice/24.2.7.2$Linux_AARCH64 LibreOffice_project/420$Build-2</meta:generator>
    <meta:document-statistic meta:table-count="0" meta:image-count="0" meta:object-count="0" meta:page-count="1" meta:paragraph-count="10" meta:word-count="60" meta:character-count="431" meta:non-whitespace-character-count="386"/>
  </office:meta>
</office:document-meta>
</file>